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_554782_seats" table:style-name="ta1">
        <table:shapes>
          <draw:frame draw:z-index="0" draw:style-name="gr1" draw:text-style-name="P1" svg:width="11.4768in" svg:height="6.3059in" svg:x="150.635in" svg:y="0.0417in">
            <draw:object draw:notify-on-update-of-ranges="model_554782_seats.D1:model_554782_seats.DF1 model_554782_seats.D2:model_554782_seats.DF2 model_554782_seats.D1:model_554782_seats.DF1 model_554782_seats.D3:model_554782_seats.DF3 model_554782_seats.D1:model_554782_seats.DF1 model_554782_seats.D4:model_554782_seats.DF4 model_554782_seats.D1:model_554782_seats.DF1 model_554782_seats.D5:model_554782_seats.DF5 model_554782_seats.D1:model_554782_seats.DF1 model_554782_seats.D6:model_554782_seats.DF6 model_554782_seats.D1:model_554782_seats.DF1 model_554782_seats.D7:model_554782_seats.DF7 model_554782_seats.D1:model_554782_seats.DF1 model_554782_seats.D8:model_554782_seats.DF8 model_554782_seats.D1:model_554782_seats.DF1 model_554782_seats.D9:model_554782_seats.DF9 model_554782_seats.D1:model_554782_seats.DF1 model_554782_seats.D10:model_554782_seats.DF10 model_554782_seats.D1:model_554782_seats.DF1 model_554782_seats.D11:model_554782_seats.DF11 model_554782_seats.D1:model_554782_seats.DF1 model_554782_seats.D12:model_554782_seats.DF12 model_554782_seats.D1:model_554782_seats.DF1 model_554782_seats.D13:model_554782_seats.DF13 model_554782_seats.D1:model_554782_seats.DF1 model_554782_seats.D14:model_554782_seats.DF14 model_554782_seats.D1:model_554782_seats.DF1 model_554782_seats.D15:model_554782_seats.DF15 model_554782_seats.D1:model_554782_seats.DF1 model_554782_seats.D16:model_554782_seats.DF16 model_554782_seats.D1:model_554782_seats.DF1 model_554782_seats.D17:model_554782_seats.DF17 model_554782_seats.D1:model_554782_seats.DF1 model_554782_seats.D18:model_554782_seats.DF18 model_554782_seats.D1:model_554782_seats.DF1 model_554782_seats.D19:model_554782_seats.DF19 model_554782_seats.D1:model_554782_seats.DF1 model_554782_seats.D20:model_554782_seats.DF20 model_554782_seats.D1:model_554782_seats.DF1 model_554782_seats.D21:model_554782_seats.DF21 model_554782_seats.D1:model_554782_seats.DF1 model_554782_seats.D22:model_554782_seats.DF22 model_554782_seats.D1:model_554782_seats.DF1 model_554782_seats.D23:model_554782_seats.DF23 model_554782_seats.D1:model_554782_seats.DF1 model_554782_seats.D24:model_554782_seats.DF24 model_554782_seats.D1:model_554782_seats.DF1 model_554782_seats.D25:model_554782_seats.DF25 model_554782_seats.D1:model_554782_seats.DF1 model_554782_seats.D26:model_554782_seats.DF26 model_554782_seats.D1:model_554782_seats.DF1 model_554782_seats.D27:model_554782_seats.DF27 model_554782_seats.D1:model_554782_seats.DF1 model_554782_seats.D28:model_554782_seats.DF28 model_554782_seats.D1:model_554782_seats.DF1 model_554782_seats.D29:model_554782_seats.DF29 model_554782_seats.D1:model_554782_seats.DF1 model_554782_seats.D30:model_554782_seats.D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7" table:default-cell-style-name="Default"/>
        <table:table-row table:style-name="ro1">
          <table:table-cell office:value-type="string" calcext:value-type="string">
            <text:p>STRANA</text:p>
          </table:table-cell>
          <table:table-cell office:value-type="string" calcext:value-type="string">
            <text:p>HLASY</text:p>
          </table:table-cell>
          <table:table-cell office:value-type="string" calcext:value-type="string">
            <text:p>percent</text:p>
          </table:table-cell>
          <table:table-cell table:style-name="ce1" office:value-type="date" office:date-value="2018-10-06T19:49:00" calcext:value-type="date">
            <text:p>2018-10-06T19:49:00</text:p>
          </table:table-cell>
          <table:table-cell table:style-name="ce1" office:value-type="date" office:date-value="2018-10-06T19:54:00" calcext:value-type="date">
            <text:p>2018-10-06T19:54:00</text:p>
          </table:table-cell>
          <table:table-cell table:style-name="ce1" office:value-type="date" office:date-value="2018-10-06T19:59:00" calcext:value-type="date">
            <text:p>2018-10-06T19:59:00</text:p>
          </table:table-cell>
          <table:table-cell table:style-name="ce1" office:value-type="date" office:date-value="2018-10-06T20:04:00" calcext:value-type="date">
            <text:p>2018-10-06T20:04:00</text:p>
          </table:table-cell>
          <table:table-cell table:style-name="ce1" office:value-type="date" office:date-value="2018-10-06T20:09:00" calcext:value-type="date">
            <text:p>2018-10-06T20:09:00</text:p>
          </table:table-cell>
          <table:table-cell table:style-name="ce1" office:value-type="date" office:date-value="2018-10-06T20:14:00" calcext:value-type="date">
            <text:p>2018-10-06T20:14:00</text:p>
          </table:table-cell>
          <table:table-cell table:style-name="ce1" office:value-type="date" office:date-value="2018-10-06T20:19:00" calcext:value-type="date">
            <text:p>2018-10-06T20:19:00</text:p>
          </table:table-cell>
          <table:table-cell table:style-name="ce1" office:value-type="date" office:date-value="2018-10-06T20:24:00" calcext:value-type="date">
            <text:p>2018-10-06T20:24:00</text:p>
          </table:table-cell>
          <table:table-cell table:style-name="ce1" office:value-type="date" office:date-value="2018-10-06T20:29:00" calcext:value-type="date">
            <text:p>2018-10-06T20:29:00</text:p>
          </table:table-cell>
          <table:table-cell table:style-name="ce1" office:value-type="date" office:date-value="2018-10-06T20:34:00" calcext:value-type="date">
            <text:p>2018-10-06T20:34:00</text:p>
          </table:table-cell>
          <table:table-cell table:style-name="ce1" office:value-type="date" office:date-value="2018-10-06T20:39:00" calcext:value-type="date">
            <text:p>2018-10-06T20:39:00</text:p>
          </table:table-cell>
          <table:table-cell table:style-name="ce1" office:value-type="date" office:date-value="2018-10-06T20:44:00" calcext:value-type="date">
            <text:p>2018-10-06T20:44:00</text:p>
          </table:table-cell>
          <table:table-cell table:style-name="ce1" office:value-type="date" office:date-value="2018-10-06T20:49:00" calcext:value-type="date">
            <text:p>2018-10-06T20:49:00</text:p>
          </table:table-cell>
          <table:table-cell table:style-name="ce1" office:value-type="date" office:date-value="2018-10-06T20:54:00" calcext:value-type="date">
            <text:p>2018-10-06T20:54:00</text:p>
          </table:table-cell>
          <table:table-cell table:style-name="ce1" office:value-type="date" office:date-value="2018-10-06T20:59:00" calcext:value-type="date">
            <text:p>2018-10-06T20:59:00</text:p>
          </table:table-cell>
          <table:table-cell table:style-name="ce1" office:value-type="date" office:date-value="2018-10-06T21:04:00" calcext:value-type="date">
            <text:p>2018-10-06T21:04:00</text:p>
          </table:table-cell>
          <table:table-cell table:style-name="ce1" office:value-type="date" office:date-value="2018-10-06T21:09:00" calcext:value-type="date">
            <text:p>2018-10-06T21:09:00</text:p>
          </table:table-cell>
          <table:table-cell table:style-name="ce1" office:value-type="date" office:date-value="2018-10-06T21:14:00" calcext:value-type="date">
            <text:p>2018-10-06T21:14:00</text:p>
          </table:table-cell>
          <table:table-cell table:style-name="ce1" office:value-type="date" office:date-value="2018-10-06T21:19:00" calcext:value-type="date">
            <text:p>2018-10-06T21:19:00</text:p>
          </table:table-cell>
          <table:table-cell table:style-name="ce1" office:value-type="date" office:date-value="2018-10-06T21:24:00" calcext:value-type="date">
            <text:p>2018-10-06T21:24:00</text:p>
          </table:table-cell>
          <table:table-cell table:style-name="ce1" office:value-type="date" office:date-value="2018-10-06T21:29:00" calcext:value-type="date">
            <text:p>2018-10-06T21:29:00</text:p>
          </table:table-cell>
          <table:table-cell table:style-name="ce1" office:value-type="date" office:date-value="2018-10-06T21:34:00" calcext:value-type="date">
            <text:p>2018-10-06T21:34:00</text:p>
          </table:table-cell>
          <table:table-cell table:style-name="ce1" office:value-type="date" office:date-value="2018-10-06T21:39:00" calcext:value-type="date">
            <text:p>2018-10-06T21:39:00</text:p>
          </table:table-cell>
          <table:table-cell table:style-name="ce1" office:value-type="date" office:date-value="2018-10-06T21:44:00" calcext:value-type="date">
            <text:p>2018-10-06T21:44:00</text:p>
          </table:table-cell>
          <table:table-cell table:style-name="ce1" office:value-type="date" office:date-value="2018-10-06T21:49:00" calcext:value-type="date">
            <text:p>2018-10-06T21:49:00</text:p>
          </table:table-cell>
          <table:table-cell table:style-name="ce1" office:value-type="date" office:date-value="2018-10-06T21:54:00" calcext:value-type="date">
            <text:p>2018-10-06T21:54:00</text:p>
          </table:table-cell>
          <table:table-cell table:style-name="ce1" office:value-type="date" office:date-value="2018-10-06T21:59:00" calcext:value-type="date">
            <text:p>2018-10-06T21:59:00</text:p>
          </table:table-cell>
          <table:table-cell table:style-name="ce1" office:value-type="date" office:date-value="2018-10-06T22:04:00" calcext:value-type="date">
            <text:p>2018-10-06T22:04:00</text:p>
          </table:table-cell>
          <table:table-cell table:style-name="ce1" office:value-type="date" office:date-value="2018-10-06T22:09:00" calcext:value-type="date">
            <text:p>2018-10-06T22:09:00</text:p>
          </table:table-cell>
          <table:table-cell table:style-name="ce1" office:value-type="date" office:date-value="2018-10-06T22:14:00" calcext:value-type="date">
            <text:p>2018-10-06T22:14:00</text:p>
          </table:table-cell>
          <table:table-cell table:style-name="ce1" office:value-type="date" office:date-value="2018-10-06T22:19:00" calcext:value-type="date">
            <text:p>2018-10-06T22:19:00</text:p>
          </table:table-cell>
          <table:table-cell table:style-name="ce1" office:value-type="date" office:date-value="2018-10-06T22:24:00" calcext:value-type="date">
            <text:p>2018-10-06T22:24:00</text:p>
          </table:table-cell>
          <table:table-cell table:style-name="ce1" office:value-type="date" office:date-value="2018-10-06T22:29:00" calcext:value-type="date">
            <text:p>2018-10-06T22:29:00</text:p>
          </table:table-cell>
          <table:table-cell table:style-name="ce1" office:value-type="date" office:date-value="2018-10-06T22:34:00" calcext:value-type="date">
            <text:p>2018-10-06T22:34:00</text:p>
          </table:table-cell>
          <table:table-cell table:style-name="ce1" office:value-type="date" office:date-value="2018-10-06T22:39:00" calcext:value-type="date">
            <text:p>2018-10-06T22:39:00</text:p>
          </table:table-cell>
          <table:table-cell table:style-name="ce1" office:value-type="date" office:date-value="2018-10-06T22:44:00" calcext:value-type="date">
            <text:p>2018-10-06T22:44:00</text:p>
          </table:table-cell>
          <table:table-cell table:style-name="ce1" office:value-type="date" office:date-value="2018-10-06T22:49:00" calcext:value-type="date">
            <text:p>2018-10-06T22:49:00</text:p>
          </table:table-cell>
          <table:table-cell table:style-name="ce1" office:value-type="date" office:date-value="2018-10-06T22:54:00" calcext:value-type="date">
            <text:p>2018-10-06T22:54:00</text:p>
          </table:table-cell>
          <table:table-cell table:style-name="ce1" office:value-type="date" office:date-value="2018-10-06T22:59:00" calcext:value-type="date">
            <text:p>2018-10-06T22:59:00</text:p>
          </table:table-cell>
          <table:table-cell table:style-name="ce1" office:value-type="date" office:date-value="2018-10-06T23:04:00" calcext:value-type="date">
            <text:p>2018-10-06T23:04:00</text:p>
          </table:table-cell>
          <table:table-cell table:style-name="ce1" office:value-type="date" office:date-value="2018-10-06T23:09:00" calcext:value-type="date">
            <text:p>2018-10-06T23:09:00</text:p>
          </table:table-cell>
          <table:table-cell table:style-name="ce1" office:value-type="date" office:date-value="2018-10-06T23:14:00" calcext:value-type="date">
            <text:p>2018-10-06T23:14:00</text:p>
          </table:table-cell>
          <table:table-cell table:style-name="ce1" office:value-type="date" office:date-value="2018-10-06T23:19:00" calcext:value-type="date">
            <text:p>2018-10-06T23:19:00</text:p>
          </table:table-cell>
          <table:table-cell table:style-name="ce1" office:value-type="date" office:date-value="2018-10-06T23:24:00" calcext:value-type="date">
            <text:p>2018-10-06T23:24:00</text:p>
          </table:table-cell>
          <table:table-cell table:style-name="ce1" office:value-type="date" office:date-value="2018-10-06T23:29:00" calcext:value-type="date">
            <text:p>2018-10-06T23:29:00</text:p>
          </table:table-cell>
          <table:table-cell table:style-name="ce1" office:value-type="date" office:date-value="2018-10-06T23:34:00" calcext:value-type="date">
            <text:p>2018-10-06T23:34:00</text:p>
          </table:table-cell>
          <table:table-cell table:style-name="ce1" office:value-type="date" office:date-value="2018-10-06T23:39:00" calcext:value-type="date">
            <text:p>2018-10-06T23:39:00</text:p>
          </table:table-cell>
          <table:table-cell table:style-name="ce1" office:value-type="date" office:date-value="2018-10-06T23:44:00" calcext:value-type="date">
            <text:p>2018-10-06T23:44:00</text:p>
          </table:table-cell>
          <table:table-cell table:style-name="ce1" office:value-type="date" office:date-value="2018-10-06T23:49:00" calcext:value-type="date">
            <text:p>2018-10-06T23:49:00</text:p>
          </table:table-cell>
          <table:table-cell table:style-name="ce1" office:value-type="date" office:date-value="2018-10-06T23:54:00" calcext:value-type="date">
            <text:p>2018-10-06T23:54:00</text:p>
          </table:table-cell>
          <table:table-cell table:style-name="ce1" office:value-type="date" office:date-value="2018-10-06T23:59:00" calcext:value-type="date">
            <text:p>2018-10-06T23:59:00</text:p>
          </table:table-cell>
          <table:table-cell table:style-name="ce1" office:value-type="date" office:date-value="2018-10-07T00:04:00" calcext:value-type="date">
            <text:p>2018-10-07T00:04:00</text:p>
          </table:table-cell>
          <table:table-cell table:style-name="ce1" office:value-type="date" office:date-value="2018-10-07T00:09:00" calcext:value-type="date">
            <text:p>2018-10-07T00:09:00</text:p>
          </table:table-cell>
          <table:table-cell table:style-name="ce1" office:value-type="date" office:date-value="2018-10-07T00:14:00" calcext:value-type="date">
            <text:p>2018-10-07T00:14:00</text:p>
          </table:table-cell>
          <table:table-cell table:style-name="ce1" office:value-type="date" office:date-value="2018-10-07T00:19:00" calcext:value-type="date">
            <text:p>2018-10-07T00:19:00</text:p>
          </table:table-cell>
          <table:table-cell table:style-name="ce1" office:value-type="date" office:date-value="2018-10-07T00:24:00" calcext:value-type="date">
            <text:p>2018-10-07T00:24:00</text:p>
          </table:table-cell>
          <table:table-cell table:style-name="ce1" office:value-type="date" office:date-value="2018-10-07T00:29:00" calcext:value-type="date">
            <text:p>2018-10-07T00:29:00</text:p>
          </table:table-cell>
          <table:table-cell table:style-name="ce1" office:value-type="date" office:date-value="2018-10-07T00:34:00" calcext:value-type="date">
            <text:p>2018-10-07T00:34:00</text:p>
          </table:table-cell>
          <table:table-cell table:style-name="ce1" office:value-type="date" office:date-value="2018-10-07T00:39:00" calcext:value-type="date">
            <text:p>2018-10-07T00:39:00</text:p>
          </table:table-cell>
          <table:table-cell table:style-name="ce1" office:value-type="date" office:date-value="2018-10-07T00:44:00" calcext:value-type="date">
            <text:p>2018-10-07T00:44:00</text:p>
          </table:table-cell>
          <table:table-cell table:style-name="ce1" office:value-type="date" office:date-value="2018-10-07T00:49:00" calcext:value-type="date">
            <text:p>2018-10-07T00:49:00</text:p>
          </table:table-cell>
          <table:table-cell table:style-name="ce1" office:value-type="date" office:date-value="2018-10-07T00:54:00" calcext:value-type="date">
            <text:p>2018-10-07T00:54:00</text:p>
          </table:table-cell>
          <table:table-cell table:style-name="ce1" office:value-type="date" office:date-value="2018-10-07T00:59:00" calcext:value-type="date">
            <text:p>2018-10-07T00:59:00</text:p>
          </table:table-cell>
          <table:table-cell table:style-name="ce1" office:value-type="date" office:date-value="2018-10-07T01:04:00" calcext:value-type="date">
            <text:p>2018-10-07T01:04:00</text:p>
          </table:table-cell>
          <table:table-cell table:style-name="ce1" office:value-type="date" office:date-value="2018-10-07T01:09:00" calcext:value-type="date">
            <text:p>2018-10-07T01:09:00</text:p>
          </table:table-cell>
          <table:table-cell table:style-name="ce1" office:value-type="date" office:date-value="2018-10-07T01:14:00" calcext:value-type="date">
            <text:p>2018-10-07T01:14:00</text:p>
          </table:table-cell>
          <table:table-cell table:style-name="ce1" office:value-type="date" office:date-value="2018-10-07T01:19:00" calcext:value-type="date">
            <text:p>2018-10-07T01:19:00</text:p>
          </table:table-cell>
          <table:table-cell table:style-name="ce1" office:value-type="date" office:date-value="2018-10-07T01:24:00" calcext:value-type="date">
            <text:p>2018-10-07T01:24:00</text:p>
          </table:table-cell>
          <table:table-cell table:style-name="ce1" office:value-type="date" office:date-value="2018-10-07T01:29:00" calcext:value-type="date">
            <text:p>2018-10-07T01:29:00</text:p>
          </table:table-cell>
          <table:table-cell table:style-name="ce1" office:value-type="date" office:date-value="2018-10-07T01:34:00" calcext:value-type="date">
            <text:p>2018-10-07T01:34:00</text:p>
          </table:table-cell>
          <table:table-cell table:style-name="ce1" office:value-type="date" office:date-value="2018-10-07T01:39:00" calcext:value-type="date">
            <text:p>2018-10-07T01:39:00</text:p>
          </table:table-cell>
          <table:table-cell table:style-name="ce1" office:value-type="date" office:date-value="2018-10-07T01:44:00" calcext:value-type="date">
            <text:p>2018-10-07T01:44:00</text:p>
          </table:table-cell>
          <table:table-cell table:style-name="ce1" office:value-type="date" office:date-value="2018-10-07T01:49:00" calcext:value-type="date">
            <text:p>2018-10-07T01:49:00</text:p>
          </table:table-cell>
          <table:table-cell table:style-name="ce1" office:value-type="date" office:date-value="2018-10-07T01:54:00" calcext:value-type="date">
            <text:p>2018-10-07T01:54:00</text:p>
          </table:table-cell>
          <table:table-cell table:style-name="ce1" office:value-type="date" office:date-value="2018-10-07T01:59:00" calcext:value-type="date">
            <text:p>2018-10-07T01:59:00</text:p>
          </table:table-cell>
          <table:table-cell table:style-name="ce1" office:value-type="date" office:date-value="2018-10-07T02:04:00" calcext:value-type="date">
            <text:p>2018-10-07T02:04:00</text:p>
          </table:table-cell>
          <table:table-cell table:style-name="ce1" office:value-type="date" office:date-value="2018-10-07T02:09:00" calcext:value-type="date">
            <text:p>2018-10-07T02:09:00</text:p>
          </table:table-cell>
          <table:table-cell table:style-name="ce1" office:value-type="date" office:date-value="2018-10-07T02:19:00" calcext:value-type="date">
            <text:p>2018-10-07T02:19:00</text:p>
          </table:table-cell>
          <table:table-cell table:style-name="ce1" office:value-type="date" office:date-value="2018-10-07T02:24:00" calcext:value-type="date">
            <text:p>2018-10-07T02:24:00</text:p>
          </table:table-cell>
          <table:table-cell table:style-name="ce1" office:value-type="date" office:date-value="2018-10-07T02:29:00" calcext:value-type="date">
            <text:p>2018-10-07T02:29:00</text:p>
          </table:table-cell>
          <table:table-cell table:style-name="ce1" office:value-type="date" office:date-value="2018-10-07T02:39:00" calcext:value-type="date">
            <text:p>2018-10-07T02:39:00</text:p>
          </table:table-cell>
          <table:table-cell table:style-name="ce1" office:value-type="date" office:date-value="2018-10-07T02:44:00" calcext:value-type="date">
            <text:p>2018-10-07T02:44:00</text:p>
          </table:table-cell>
          <table:table-cell table:style-name="ce1" office:value-type="date" office:date-value="2018-10-07T02:49:00" calcext:value-type="date">
            <text:p>2018-10-07T02:49:00</text:p>
          </table:table-cell>
          <table:table-cell table:style-name="ce1" office:value-type="date" office:date-value="2018-10-07T02:54:01" calcext:value-type="date">
            <text:p>2018-10-07T02:54:01</text:p>
          </table:table-cell>
          <table:table-cell table:style-name="ce1" office:value-type="date" office:date-value="2018-10-07T02:59:01" calcext:value-type="date">
            <text:p>2018-10-07T02:59:01</text:p>
          </table:table-cell>
          <table:table-cell table:style-name="ce1" office:value-type="date" office:date-value="2018-10-07T03:04:01" calcext:value-type="date">
            <text:p>2018-10-07T03:04:01</text:p>
          </table:table-cell>
          <table:table-cell table:style-name="ce1" office:value-type="date" office:date-value="2018-10-07T03:09:01" calcext:value-type="date">
            <text:p>2018-10-07T03:09:01</text:p>
          </table:table-cell>
          <table:table-cell table:style-name="ce1" office:value-type="date" office:date-value="2018-10-07T03:19:01" calcext:value-type="date">
            <text:p>2018-10-07T03:19:01</text:p>
          </table:table-cell>
          <table:table-cell table:style-name="ce1" office:value-type="date" office:date-value="2018-10-07T03:29:01" calcext:value-type="date">
            <text:p>2018-10-07T03:29:01</text:p>
          </table:table-cell>
          <table:table-cell table:style-name="ce1" office:value-type="date" office:date-value="2018-10-07T03:44:01" calcext:value-type="date">
            <text:p>2018-10-07T03:44:01</text:p>
          </table:table-cell>
          <table:table-cell table:style-name="ce1" office:value-type="date" office:date-value="2018-10-07T03:59:01" calcext:value-type="date">
            <text:p>2018-10-07T03:59:01</text:p>
          </table:table-cell>
          <table:table-cell table:style-name="ce1" office:value-type="date" office:date-value="2018-10-07T04:04:01" calcext:value-type="date">
            <text:p>2018-10-07T04:04:01</text:p>
          </table:table-cell>
          <table:table-cell table:style-name="ce1" office:value-type="date" office:date-value="2018-10-07T04:09:01" calcext:value-type="date">
            <text:p>2018-10-07T04:09:01</text:p>
          </table:table-cell>
          <table:table-cell table:style-name="ce1" office:value-type="date" office:date-value="2018-10-07T04:14:01" calcext:value-type="date">
            <text:p>2018-10-07T04:14:01</text:p>
          </table:table-cell>
          <table:table-cell table:style-name="ce1" office:value-type="date" office:date-value="2018-10-07T04:29:01" calcext:value-type="date">
            <text:p>2018-10-07T04:29:01</text:p>
          </table:table-cell>
          <table:table-cell table:style-name="ce1" office:value-type="date" office:date-value="2018-10-07T04:59:01" calcext:value-type="date">
            <text:p>2018-10-07T04:59:01</text:p>
          </table:table-cell>
          <table:table-cell table:style-name="ce1" office:value-type="date" office:date-value="2018-10-07T05:04:01" calcext:value-type="date">
            <text:p>2018-10-07T05:04:01</text:p>
          </table:table-cell>
          <table:table-cell table:style-name="ce1" office:value-type="date" office:date-value="2018-10-07T05:14:01" calcext:value-type="date">
            <text:p>2018-10-07T05:14:01</text:p>
          </table:table-cell>
          <table:table-cell table:style-name="ce1" office:value-type="date" office:date-value="2018-10-07T05:19:01" calcext:value-type="date">
            <text:p>2018-10-07T05:19:01</text:p>
          </table:table-cell>
          <table:table-cell table:style-name="ce1" office:value-type="date" office:date-value="2018-10-07T05:24:01" calcext:value-type="date">
            <text:p>2018-10-07T05:24:01</text:p>
          </table:table-cell>
          <table:table-cell table:style-name="ce1" office:value-type="date" office:date-value="2018-10-07T05:29:01" calcext:value-type="date">
            <text:p>2018-10-07T05:29:01</text:p>
          </table:table-cell>
          <table:table-cell table:style-name="ce1" office:value-type="date" office:date-value="2018-10-07T05:39:01" calcext:value-type="date">
            <text:p>2018-10-07T05:39:01</text:p>
          </table:table-cell>
          <table:table-cell table:style-name="ce1" office:value-type="date" office:date-value="2018-10-07T05:44:01" calcext:value-type="date">
            <text:p>2018-10-07T05:44:01</text:p>
          </table:table-cell>
          <table:table-cell table:style-name="ce1" office:value-type="date" office:date-value="2018-10-07T06:09:01" calcext:value-type="date">
            <text:p>2018-10-07T06:09:01</text:p>
          </table:table-cell>
          <table:table-cell table:style-name="ce1" office:value-type="date" office:date-value="2018-10-07T06:24:01" calcext:value-type="date">
            <text:p>2018-10-07T06:24:01</text:p>
          </table:table-cell>
          <table:table-cell table:style-name="ce1" office:value-type="date" office:date-value="2018-10-07T07:29:01" calcext:value-type="date">
            <text:p>2018-10-07T07:29:01</text:p>
          </table:table-cell>
          <table:table-cell table:style-name="ce1" office:value-type="date" office:date-value="2018-10-07T08:29:01" calcext:value-type="date">
            <text:p>2018-10-07T08:29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244" calcext:value-type="float">
            <text:p>120244</text:p>
          </table:table-cell>
          <table:table-cell office:value-type="float" office:value="0.471168846618679" calcext:value-type="float">
            <text:p>0.471168846618679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53" calcext:value-type="float">
            <text:p>12453</text:p>
          </table:table-cell>
          <table:table-cell office:value-type="float" office:value="0.0487963278578757" calcext:value-type="float">
            <text:p>0.0487963278578757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575" calcext:value-type="float">
            <text:p>114575</text:p>
          </table:table-cell>
          <table:table-cell office:value-type="float" office:value="0.448955212745211" calcext:value-type="float">
            <text:p>0.44895521274521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206" calcext:value-type="float">
            <text:p>118206</text:p>
          </table:table-cell>
          <table:table-cell office:value-type="float" office:value="0.463183066792584" calcext:value-type="float">
            <text:p>0.463183066792584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33" calcext:value-type="float">
            <text:p>20833</text:p>
          </table:table-cell>
          <table:table-cell office:value-type="float" office:value="0.0816328513822472" calcext:value-type="float">
            <text:p>0.0816328513822472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59545" calcext:value-type="float">
            <text:p>4159545</text:p>
          </table:table-cell>
          <table:table-cell office:value-type="float" office:value="16.2989256853439" calcext:value-type="float">
            <text:p>16.2989256853439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8" office:value-type="float" office:value="12" calcext:value-type="float">
            <text:p>12</text:p>
          </table:table-cell>
          <table:table-cell table:number-columns-repeated="29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03" calcext:value-type="float">
            <text:p>4303</text:p>
          </table:table-cell>
          <table:table-cell office:value-type="float" office:value="0.0168610454326218" calcext:value-type="float">
            <text:p>0.0168610454326218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2701" calcext:value-type="float">
            <text:p>832701</text:p>
          </table:table-cell>
          <table:table-cell office:value-type="float" office:value="3.26288854120139" calcext:value-type="float">
            <text:p>3.26288854120139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205" calcext:value-type="float">
            <text:p>26205</text:p>
          </table:table-cell>
          <table:table-cell office:value-type="float" office:value="0.102682708705985" calcext:value-type="float">
            <text:p>0.102682708705985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14" calcext:value-type="float">
            <text:p>19314</text:p>
          </table:table-cell>
          <table:table-cell office:value-type="float" office:value="0.0756807416885097" calcext:value-type="float">
            <text:p>0.0756807416885097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55405" calcext:value-type="float">
            <text:p>4355405</text:p>
          </table:table-cell>
          <table:table-cell office:value-type="float" office:value="17.0663912578359" calcext:value-type="float">
            <text:p>17.0663912578359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7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18" calcext:value-type="float">
            <text:p>12118</text:p>
          </table:table-cell>
          <table:table-cell office:value-type="float" office:value="0.0474836506048131" calcext:value-type="float">
            <text:p>0.047483650604813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872" calcext:value-type="float">
            <text:p>64872</text:p>
          </table:table-cell>
          <table:table-cell office:value-type="float" office:value="0.254197011225898" calcext:value-type="float">
            <text:p>0.254197011225898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564" calcext:value-type="float">
            <text:p>58564</text:p>
          </table:table-cell>
          <table:table-cell office:value-type="float" office:value="0.229479494472708" calcext:value-type="float">
            <text:p>0.229479494472708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90" calcext:value-type="float">
            <text:p>35090</text:p>
          </table:table-cell>
          <table:table-cell office:value-type="float" office:value="0.137498044208854" calcext:value-type="float">
            <text:p>0.137498044208854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1396" calcext:value-type="float">
            <text:p>491396</text:p>
          </table:table-cell>
          <table:table-cell office:value-type="float" office:value="1.9255055267043" calcext:value-type="float">
            <text:p>1.9255055267043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4" calcext:value-type="float">
            <text:p>1794</text:p>
          </table:table-cell>
          <table:table-cell office:value-type="float" office:value="0.00702968057311724" calcext:value-type="float">
            <text:p>0.00702968057311724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0423" calcext:value-type="float">
            <text:p>470423</text:p>
          </table:table-cell>
          <table:table-cell office:value-type="float" office:value="1.84332409378346" calcext:value-type="float">
            <text:p>1.84332409378346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0790" calcext:value-type="float">
            <text:p>900790</text:p>
          </table:table-cell>
          <table:table-cell office:value-type="float" office:value="3.52969117249625" calcext:value-type="float">
            <text:p>3.52969117249625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7661" calcext:value-type="float">
            <text:p>4227661</text:p>
          </table:table-cell>
          <table:table-cell office:value-type="float" office:value="16.5658341145069" calcext:value-type="float">
            <text:p>16.5658341145069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3" office:value-type="float" office:value="12" calcext:value-type="float">
            <text:p>12</text:p>
          </table:table-cell>
          <table:table-cell table:number-columns-repeated="4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2920" calcext:value-type="float">
            <text:p>732920</text:p>
          </table:table-cell>
          <table:table-cell office:value-type="float" office:value="2.87190272332725" calcext:value-type="float">
            <text:p>2.87190272332725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60097" calcext:value-type="float">
            <text:p>4560097</text:p>
          </table:table-cell>
          <table:table-cell office:value-type="float" office:value="17.8684644885341" calcext:value-type="float">
            <text:p>17.8684644885341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7" office:value-type="float" office:value="13" calcext:value-type="float">
            <text:p>13</text:p>
          </table:table-cell>
          <table:table-cell table:number-columns-repeated="5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32" calcext:value-type="float">
            <text:p>4032</text:p>
          </table:table-cell>
          <table:table-cell office:value-type="float" office:value="0.0157991483114876" calcext:value-type="float">
            <text:p>0.0157991483114876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149" calcext:value-type="float">
            <text:p>40149</text:p>
          </table:table-cell>
          <table:table-cell office:value-type="float" office:value="0.15732142994988" calcext:value-type="float">
            <text:p>0.15732142994988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823" calcext:value-type="float">
            <text:p>26823</text:p>
          </table:table-cell>
          <table:table-cell office:value-type="float" office:value="0.105104304354918" calcext:value-type="float">
            <text:p>0.105104304354918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54" calcext:value-type="float">
            <text:p>21054</text:p>
          </table:table-cell>
          <table:table-cell office:value-type="float" office:value="0.0824988265253123" calcext:value-type="float">
            <text:p>0.0824988265253123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20832" calcext:value-type="float">
            <text:p>3920832</text:p>
          </table:table-cell>
          <table:table-cell office:value-type="float" office:value="15.363543222328" calcext:value-type="float">
            <text:p>15.36354322232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0" office:value-type="float" office:value="11" calcext:value-type="float">
            <text:p>11</text:p>
          </table:table-cell>
          <table:table-cell table:number-columns-repeated="5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5339" calcext:value-type="float">
            <text:p>75339</text:p>
          </table:table-cell>
          <table:table-cell office:value-type="float" office:value="0.295211318114872" calcext:value-type="float">
            <text:p>0.295211318114872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625" calcext:value-type="float">
            <text:p>92625</text:p>
          </table:table-cell>
          <table:table-cell office:value-type="float" office:value="0.362945464372901" calcext:value-type="float">
            <text:p>0.362945464372901</text:p>
          </table:table-cell>
          <table:table-cell table:number-columns-repeated="10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3T22:19:16.989382984</dc:date>
    <meta:editing-duration>PT12M47S</meta:editing-duration>
    <meta:editing-cycles>1</meta:editing-cycles>
    <meta:document-statistic meta:table-count="1" meta:cell-count="3300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75">
      <style:chart-properties chart:display-label="true" chart:logarithmic="false" chart:interval-major="0.0416666666666667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152cm" svg:height="16.018cm" xlink:href=".." xlink:type="simple" chart:class="chart:scatter" chart:style-name="ch1">
        <chart:legend chart:legend-position="end" svg:x="26.67cm" svg:y="0.738cm" style:legend-expansion="high" chart:style-name="ch2"/>
        <chart:plot-area chart:style-name="ch3" table:cell-range-address="model_554782_seats.D1:model_554782_seats.DF30" svg:x="0.583cm" svg:y="0.32cm" svg:width="25.504cm" svg:height="15.378cm">
          <chart:coordinate-region svg:x="3.006cm" svg:y="0.519cm" svg:width="22.939cm" svg:height="12.3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_554782_seats.D2:model_554782_seats.DF2" chart:class="chart:scatter">
            <chart:domain table:cell-range-address="model_554782_seats.D1:model_554782_seats.DF1"/>
            <chart:data-point chart:repeated="107"/>
          </chart:series>
          <chart:series chart:style-name="ch8" chart:values-cell-range-address="model_554782_seats.D3:model_554782_seats.DF3" chart:class="chart:scatter">
            <chart:data-point chart:repeated="107"/>
          </chart:series>
          <chart:series chart:style-name="ch9" chart:values-cell-range-address="model_554782_seats.D4:model_554782_seats.DF4" chart:class="chart:scatter">
            <chart:data-point chart:repeated="107"/>
          </chart:series>
          <chart:series chart:style-name="ch10" chart:values-cell-range-address="model_554782_seats.D5:model_554782_seats.DF5" chart:class="chart:scatter">
            <chart:data-point chart:repeated="107"/>
          </chart:series>
          <chart:series chart:style-name="ch11" chart:values-cell-range-address="model_554782_seats.D6:model_554782_seats.DF6" chart:class="chart:scatter">
            <chart:data-point chart:repeated="107"/>
          </chart:series>
          <chart:series chart:style-name="ch12" chart:values-cell-range-address="model_554782_seats.D7:model_554782_seats.DF7" chart:class="chart:scatter">
            <chart:data-point chart:repeated="107"/>
          </chart:series>
          <chart:series chart:style-name="ch13" chart:values-cell-range-address="model_554782_seats.D8:model_554782_seats.DF8" chart:class="chart:scatter">
            <chart:data-point chart:repeated="107"/>
          </chart:series>
          <chart:series chart:style-name="ch14" chart:values-cell-range-address="model_554782_seats.D9:model_554782_seats.DF9" chart:class="chart:scatter">
            <chart:data-point chart:repeated="107"/>
          </chart:series>
          <chart:series chart:style-name="ch15" chart:values-cell-range-address="model_554782_seats.D10:model_554782_seats.DF10" chart:class="chart:scatter">
            <chart:data-point chart:repeated="107"/>
          </chart:series>
          <chart:series chart:style-name="ch16" chart:values-cell-range-address="model_554782_seats.D11:model_554782_seats.DF11" chart:class="chart:scatter">
            <chart:data-point chart:repeated="107"/>
          </chart:series>
          <chart:series chart:style-name="ch17" chart:values-cell-range-address="model_554782_seats.D12:model_554782_seats.DF12" chart:class="chart:scatter">
            <chart:data-point chart:repeated="107"/>
          </chart:series>
          <chart:series chart:style-name="ch18" chart:values-cell-range-address="model_554782_seats.D13:model_554782_seats.DF13" chart:class="chart:scatter">
            <chart:data-point chart:repeated="107"/>
          </chart:series>
          <chart:series chart:style-name="ch19" chart:values-cell-range-address="model_554782_seats.D14:model_554782_seats.DF14" chart:class="chart:scatter">
            <chart:data-point chart:repeated="107"/>
          </chart:series>
          <chart:series chart:style-name="ch20" chart:values-cell-range-address="model_554782_seats.D15:model_554782_seats.DF15" chart:class="chart:scatter">
            <chart:data-point chart:repeated="107"/>
          </chart:series>
          <chart:series chart:style-name="ch21" chart:values-cell-range-address="model_554782_seats.D16:model_554782_seats.DF16" chart:class="chart:scatter">
            <chart:data-point chart:repeated="107"/>
          </chart:series>
          <chart:series chart:style-name="ch10" chart:values-cell-range-address="model_554782_seats.D17:model_554782_seats.DF17" chart:class="chart:scatter">
            <chart:data-point chart:repeated="107"/>
          </chart:series>
          <chart:series chart:style-name="ch11" chart:values-cell-range-address="model_554782_seats.D18:model_554782_seats.DF18" chart:class="chart:scatter">
            <chart:data-point chart:repeated="107"/>
          </chart:series>
          <chart:series chart:style-name="ch12" chart:values-cell-range-address="model_554782_seats.D19:model_554782_seats.DF19" chart:class="chart:scatter">
            <chart:data-point chart:repeated="107"/>
          </chart:series>
          <chart:series chart:style-name="ch13" chart:values-cell-range-address="model_554782_seats.D20:model_554782_seats.DF20" chart:class="chart:scatter">
            <chart:data-point chart:repeated="107"/>
          </chart:series>
          <chart:series chart:style-name="ch14" chart:values-cell-range-address="model_554782_seats.D21:model_554782_seats.DF21" chart:class="chart:scatter">
            <chart:data-point chart:repeated="107"/>
          </chart:series>
          <chart:series chart:style-name="ch15" chart:values-cell-range-address="model_554782_seats.D22:model_554782_seats.DF22" chart:class="chart:scatter">
            <chart:data-point chart:repeated="107"/>
          </chart:series>
          <chart:series chart:style-name="ch16" chart:values-cell-range-address="model_554782_seats.D23:model_554782_seats.DF23" chart:class="chart:scatter">
            <chart:data-point chart:repeated="107"/>
          </chart:series>
          <chart:series chart:style-name="ch17" chart:values-cell-range-address="model_554782_seats.D24:model_554782_seats.DF24" chart:class="chart:scatter">
            <chart:data-point chart:repeated="107"/>
          </chart:series>
          <chart:series chart:style-name="ch18" chart:values-cell-range-address="model_554782_seats.D25:model_554782_seats.DF25" chart:class="chart:scatter">
            <chart:data-point chart:repeated="107"/>
          </chart:series>
          <chart:series chart:style-name="ch19" chart:values-cell-range-address="model_554782_seats.D26:model_554782_seats.DF26" chart:class="chart:scatter">
            <chart:data-point chart:repeated="107"/>
          </chart:series>
          <chart:series chart:style-name="ch20" chart:values-cell-range-address="model_554782_seats.D27:model_554782_seats.DF27" chart:class="chart:scatter">
            <chart:data-point chart:repeated="107"/>
          </chart:series>
          <chart:series chart:style-name="ch21" chart:values-cell-range-address="model_554782_seats.D28:model_554782_seats.DF28" chart:class="chart:scatter">
            <chart:data-point chart:repeated="107"/>
          </chart:series>
          <chart:series chart:style-name="ch10" chart:values-cell-range-address="model_554782_seats.D29:model_554782_seats.DF29" chart:class="chart:scatter">
            <chart:data-point chart:repeated="107"/>
          </chart:series>
          <chart:series chart:style-name="ch11" chart:values-cell-range-address="model_554782_seats.D30:model_554782_seats.DF30" chart:class="chart:scatter">
            <chart:data-point chart:repeated="10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3379.8256944445">
                <text:p>43379.8256944445</text:p>
                <draw:g>
                  <svg:desc>model_554782_seats.D1:model_554782_seats.DF1</svg:desc>
                </draw:g>
              </table:table-cell>
              <table:table-cell office:value-type="float" office:value="43379.8291666667">
                <text:p>43379.8291666667</text:p>
              </table:table-cell>
              <table:table-cell office:value-type="float" office:value="43379.8326388889">
                <text:p>43379.8326388889</text:p>
              </table:table-cell>
              <table:table-cell office:value-type="float" office:value="43379.8361111111">
                <text:p>43379.8361111111</text:p>
              </table:table-cell>
              <table:table-cell office:value-type="float" office:value="43379.8395833333">
                <text:p>43379.8395833333</text:p>
              </table:table-cell>
              <table:table-cell office:value-type="float" office:value="43379.8430555556">
                <text:p>43379.8430555556</text:p>
              </table:table-cell>
              <table:table-cell office:value-type="float" office:value="43379.8465277778">
                <text:p>43379.8465277778</text:p>
              </table:table-cell>
              <table:table-cell office:value-type="float" office:value="43379.85">
                <text:p>43379.85</text:p>
              </table:table-cell>
              <table:table-cell office:value-type="float" office:value="43379.8534722222">
                <text:p>43379.8534722222</text:p>
              </table:table-cell>
              <table:table-cell office:value-type="float" office:value="43379.8569444445">
                <text:p>43379.8569444445</text:p>
              </table:table-cell>
              <table:table-cell office:value-type="float" office:value="43379.8604166667">
                <text:p>43379.8604166667</text:p>
              </table:table-cell>
              <table:table-cell office:value-type="float" office:value="43379.8638888889">
                <text:p>43379.8638888889</text:p>
              </table:table-cell>
              <table:table-cell office:value-type="float" office:value="43379.8673611111">
                <text:p>43379.8673611111</text:p>
              </table:table-cell>
              <table:table-cell office:value-type="float" office:value="43379.8708333333">
                <text:p>43379.8708333333</text:p>
              </table:table-cell>
              <table:table-cell office:value-type="float" office:value="43379.8743055556">
                <text:p>43379.8743055556</text:p>
              </table:table-cell>
              <table:table-cell office:value-type="float" office:value="43379.8777777778">
                <text:p>43379.8777777778</text:p>
              </table:table-cell>
              <table:table-cell office:value-type="float" office:value="43379.88125">
                <text:p>43379.88125</text:p>
              </table:table-cell>
              <table:table-cell office:value-type="float" office:value="43379.8847222222">
                <text:p>43379.8847222222</text:p>
              </table:table-cell>
              <table:table-cell office:value-type="float" office:value="43379.8881944444">
                <text:p>43379.8881944444</text:p>
              </table:table-cell>
              <table:table-cell office:value-type="float" office:value="43379.8916666667">
                <text:p>43379.8916666667</text:p>
              </table:table-cell>
              <table:table-cell office:value-type="float" office:value="43379.8951388889">
                <text:p>43379.8951388889</text:p>
              </table:table-cell>
              <table:table-cell office:value-type="float" office:value="43379.8986111111">
                <text:p>43379.8986111111</text:p>
              </table:table-cell>
              <table:table-cell office:value-type="float" office:value="43379.9020833333">
                <text:p>43379.9020833333</text:p>
              </table:table-cell>
              <table:table-cell office:value-type="float" office:value="43379.9055555556">
                <text:p>43379.9055555556</text:p>
              </table:table-cell>
              <table:table-cell office:value-type="float" office:value="43379.9090277778">
                <text:p>43379.9090277778</text:p>
              </table:table-cell>
              <table:table-cell office:value-type="float" office:value="43379.9125">
                <text:p>43379.9125</text:p>
              </table:table-cell>
              <table:table-cell office:value-type="float" office:value="43379.9159722222">
                <text:p>43379.9159722222</text:p>
              </table:table-cell>
              <table:table-cell office:value-type="float" office:value="43379.9194444444">
                <text:p>43379.9194444444</text:p>
              </table:table-cell>
              <table:table-cell office:value-type="float" office:value="43379.9229166667">
                <text:p>43379.9229166667</text:p>
              </table:table-cell>
              <table:table-cell office:value-type="float" office:value="43379.9263888889">
                <text:p>43379.9263888889</text:p>
              </table:table-cell>
              <table:table-cell office:value-type="float" office:value="43379.9298611111">
                <text:p>43379.9298611111</text:p>
              </table:table-cell>
              <table:table-cell office:value-type="float" office:value="43379.9333333333">
                <text:p>43379.9333333333</text:p>
              </table:table-cell>
              <table:table-cell office:value-type="float" office:value="43379.9368055556">
                <text:p>43379.9368055556</text:p>
              </table:table-cell>
              <table:table-cell office:value-type="float" office:value="43379.9402777778">
                <text:p>43379.9402777778</text:p>
              </table:table-cell>
              <table:table-cell office:value-type="float" office:value="43379.94375">
                <text:p>43379.94375</text:p>
              </table:table-cell>
              <table:table-cell office:value-type="float" office:value="43379.9472222222">
                <text:p>43379.9472222222</text:p>
              </table:table-cell>
              <table:table-cell office:value-type="float" office:value="43379.9506944444">
                <text:p>43379.9506944444</text:p>
              </table:table-cell>
              <table:table-cell office:value-type="float" office:value="43379.9541666667">
                <text:p>43379.9541666667</text:p>
              </table:table-cell>
              <table:table-cell office:value-type="float" office:value="43379.9576388889">
                <text:p>43379.9576388889</text:p>
              </table:table-cell>
              <table:table-cell office:value-type="float" office:value="43379.9611111111">
                <text:p>43379.9611111111</text:p>
              </table:table-cell>
              <table:table-cell office:value-type="float" office:value="43379.9645833333">
                <text:p>43379.9645833333</text:p>
              </table:table-cell>
              <table:table-cell office:value-type="float" office:value="43379.9680555556">
                <text:p>43379.9680555556</text:p>
              </table:table-cell>
              <table:table-cell office:value-type="float" office:value="43379.9715277778">
                <text:p>43379.9715277778</text:p>
              </table:table-cell>
              <table:table-cell office:value-type="float" office:value="43379.975">
                <text:p>43379.975</text:p>
              </table:table-cell>
              <table:table-cell office:value-type="float" office:value="43379.9784722222">
                <text:p>43379.9784722222</text:p>
              </table:table-cell>
              <table:table-cell office:value-type="float" office:value="43379.9819444444">
                <text:p>43379.9819444444</text:p>
              </table:table-cell>
              <table:table-cell office:value-type="float" office:value="43379.9854166667">
                <text:p>43379.9854166667</text:p>
              </table:table-cell>
              <table:table-cell office:value-type="float" office:value="43379.9888888889">
                <text:p>43379.9888888889</text:p>
              </table:table-cell>
              <table:table-cell office:value-type="float" office:value="43379.9923611111">
                <text:p>43379.9923611111</text:p>
              </table:table-cell>
              <table:table-cell office:value-type="float" office:value="43379.9958333333">
                <text:p>43379.9958333333</text:p>
              </table:table-cell>
              <table:table-cell office:value-type="float" office:value="43379.9993055556">
                <text:p>43379.9993055556</text:p>
              </table:table-cell>
              <table:table-cell office:value-type="float" office:value="43380.0027777778">
                <text:p>43380.0027777778</text:p>
              </table:table-cell>
              <table:table-cell office:value-type="float" office:value="43380.00625">
                <text:p>43380.00625</text:p>
              </table:table-cell>
              <table:table-cell office:value-type="float" office:value="43380.0097222222">
                <text:p>43380.0097222222</text:p>
              </table:table-cell>
              <table:table-cell office:value-type="float" office:value="43380.0131944444">
                <text:p>43380.0131944444</text:p>
              </table:table-cell>
              <table:table-cell office:value-type="float" office:value="43380.0166666667">
                <text:p>43380.0166666667</text:p>
              </table:table-cell>
              <table:table-cell office:value-type="float" office:value="43380.0201388889">
                <text:p>43380.0201388889</text:p>
              </table:table-cell>
              <table:table-cell office:value-type="float" office:value="43380.0236111111">
                <text:p>43380.0236111111</text:p>
              </table:table-cell>
              <table:table-cell office:value-type="float" office:value="43380.0270833333">
                <text:p>43380.0270833333</text:p>
              </table:table-cell>
              <table:table-cell office:value-type="float" office:value="43380.0305555556">
                <text:p>43380.0305555556</text:p>
              </table:table-cell>
              <table:table-cell office:value-type="float" office:value="43380.0340277778">
                <text:p>43380.0340277778</text:p>
              </table:table-cell>
              <table:table-cell office:value-type="float" office:value="43380.0375">
                <text:p>43380.0375</text:p>
              </table:table-cell>
              <table:table-cell office:value-type="float" office:value="43380.0409722222">
                <text:p>43380.0409722222</text:p>
              </table:table-cell>
              <table:table-cell office:value-type="float" office:value="43380.0444444444">
                <text:p>43380.0444444444</text:p>
              </table:table-cell>
              <table:table-cell office:value-type="float" office:value="43380.0479166667">
                <text:p>43380.0479166667</text:p>
              </table:table-cell>
              <table:table-cell office:value-type="float" office:value="43380.0513888889">
                <text:p>43380.0513888889</text:p>
              </table:table-cell>
              <table:table-cell office:value-type="float" office:value="43380.0548611111">
                <text:p>43380.0548611111</text:p>
              </table:table-cell>
              <table:table-cell office:value-type="float" office:value="43380.0583333333">
                <text:p>43380.0583333333</text:p>
              </table:table-cell>
              <table:table-cell office:value-type="float" office:value="43380.0618055556">
                <text:p>43380.0618055556</text:p>
              </table:table-cell>
              <table:table-cell office:value-type="float" office:value="43380.0652777778">
                <text:p>43380.0652777778</text:p>
              </table:table-cell>
              <table:table-cell office:value-type="float" office:value="43380.06875">
                <text:p>43380.06875</text:p>
              </table:table-cell>
              <table:table-cell office:value-type="float" office:value="43380.0722222222">
                <text:p>43380.0722222222</text:p>
              </table:table-cell>
              <table:table-cell office:value-type="float" office:value="43380.0756944444">
                <text:p>43380.0756944444</text:p>
              </table:table-cell>
              <table:table-cell office:value-type="float" office:value="43380.0791666667">
                <text:p>43380.0791666667</text:p>
              </table:table-cell>
              <table:table-cell office:value-type="float" office:value="43380.0826388889">
                <text:p>43380.0826388889</text:p>
              </table:table-cell>
              <table:table-cell office:value-type="float" office:value="43380.0861111111">
                <text:p>43380.0861111111</text:p>
              </table:table-cell>
              <table:table-cell office:value-type="float" office:value="43380.0895833333">
                <text:p>43380.0895833333</text:p>
              </table:table-cell>
              <table:table-cell office:value-type="float" office:value="43380.0965277778">
                <text:p>43380.0965277778</text:p>
              </table:table-cell>
              <table:table-cell office:value-type="float" office:value="43380.1">
                <text:p>43380.1</text:p>
              </table:table-cell>
              <table:table-cell office:value-type="float" office:value="43380.1034722222">
                <text:p>43380.1034722222</text:p>
              </table:table-cell>
              <table:table-cell office:value-type="float" office:value="43380.1104166667">
                <text:p>43380.1104166667</text:p>
              </table:table-cell>
              <table:table-cell office:value-type="float" office:value="43380.1138888889">
                <text:p>43380.1138888889</text:p>
              </table:table-cell>
              <table:table-cell office:value-type="float" office:value="43380.1173611111">
                <text:p>43380.1173611111</text:p>
              </table:table-cell>
              <table:table-cell office:value-type="float" office:value="43380.1208449074">
                <text:p>43380.1208449074</text:p>
              </table:table-cell>
              <table:table-cell office:value-type="float" office:value="43380.1243171296">
                <text:p>43380.1243171296</text:p>
              </table:table-cell>
              <table:table-cell office:value-type="float" office:value="43380.1277893519">
                <text:p>43380.1277893519</text:p>
              </table:table-cell>
              <table:table-cell office:value-type="float" office:value="43380.1312615741">
                <text:p>43380.1312615741</text:p>
              </table:table-cell>
              <table:table-cell office:value-type="float" office:value="43380.1382060185">
                <text:p>43380.1382060185</text:p>
              </table:table-cell>
              <table:table-cell office:value-type="float" office:value="43380.145150463">
                <text:p>43380.145150463</text:p>
              </table:table-cell>
              <table:table-cell office:value-type="float" office:value="43380.1555671296">
                <text:p>43380.1555671296</text:p>
              </table:table-cell>
              <table:table-cell office:value-type="float" office:value="43380.1659837963">
                <text:p>43380.1659837963</text:p>
              </table:table-cell>
              <table:table-cell office:value-type="float" office:value="43380.1694560185">
                <text:p>43380.1694560185</text:p>
              </table:table-cell>
              <table:table-cell office:value-type="float" office:value="43380.1729282407">
                <text:p>43380.1729282407</text:p>
              </table:table-cell>
              <table:table-cell office:value-type="float" office:value="43380.176400463">
                <text:p>43380.176400463</text:p>
              </table:table-cell>
              <table:table-cell office:value-type="float" office:value="43380.1868171296">
                <text:p>43380.1868171296</text:p>
              </table:table-cell>
              <table:table-cell office:value-type="float" office:value="43380.207650463">
                <text:p>43380.207650463</text:p>
              </table:table-cell>
              <table:table-cell office:value-type="float" office:value="43380.2111226852">
                <text:p>43380.2111226852</text:p>
              </table:table-cell>
              <table:table-cell office:value-type="float" office:value="43380.2180671296">
                <text:p>43380.2180671296</text:p>
              </table:table-cell>
              <table:table-cell office:value-type="float" office:value="43380.2215393519">
                <text:p>43380.2215393519</text:p>
              </table:table-cell>
              <table:table-cell office:value-type="float" office:value="43380.2250115741">
                <text:p>43380.2250115741</text:p>
              </table:table-cell>
              <table:table-cell office:value-type="float" office:value="43380.2284837963">
                <text:p>43380.2284837963</text:p>
              </table:table-cell>
              <table:table-cell office:value-type="float" office:value="43380.2354282407">
                <text:p>43380.2354282407</text:p>
              </table:table-cell>
              <table:table-cell office:value-type="float" office:value="43380.238900463">
                <text:p>43380.238900463</text:p>
              </table:table-cell>
              <table:table-cell office:value-type="float" office:value="43380.2562615741">
                <text:p>43380.2562615741</text:p>
              </table:table-cell>
              <table:table-cell office:value-type="float" office:value="43380.2666782407">
                <text:p>43380.2666782407</text:p>
              </table:table-cell>
              <table:table-cell office:value-type="float" office:value="43380.3118171296">
                <text:p>43380.3118171296</text:p>
              </table:table-cell>
              <table:table-cell office:value-type="float" office:value="43380.3534837963">
                <text:p>43380.353483796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:model_554782_seats.D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3:model_554782_seats.D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4:model_554782_seats.D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5:model_554782_seats.D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6:model_554782_seats.D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model_554782_seats.D7:model_554782_seats.DF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8:model_554782_seats.D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9:model_554782_seats.D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0:model_554782_seats.D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1:model_554782_seats.DF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model_554782_seats.D12:model_554782_seats.DF1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3:model_554782_seats.DF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4:model_554782_seats.DF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5:model_554782_seats.DF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6:model_554782_seats.DF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7:model_554782_seats.DF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8:model_554782_seats.DF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19:model_554782_seats.DF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0:model_554782_seats.DF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model_554782_seats.D21:model_554782_seats.DF2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2:model_554782_seats.DF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model_554782_seats.D23:model_554782_seats.DF2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4:model_554782_seats.DF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5:model_554782_seats.DF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6:model_554782_seats.DF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7:model_554782_seats.DF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model_554782_seats.D28:model_554782_seats.DF2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29:model_554782_seats.DF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el_554782_seats.D30:model_554782_seats.DF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